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ManualCodec.decodeObject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Serial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stjsonManualCodec.decodeObject( byte [ ] inpu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ManualCodec.de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ManualCodec.decodeArray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ManualCodec.encode( OutputStream out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ManualCodec.decodeObjec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ManualCode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ManualCodec.encod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diaContentSerializer.write( JSONSerializer serializer , Object object , Object fieldName , Type fieldType , int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astjsonManualCodec.FastjsonManual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diaSerial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astjsonManualCodec.encode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